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`Vehicle12`(`Vehicle_Make`, `Vehicle_Year`, `Vehicle_Model`, `Sub_Model`, `Fuel_Type`, `Truck_Number`, `VIN`, `Engine`, `Oil_Change`, `Oil_Type`, `Oil_Capacity`, `Oil_FilterNumber`, `Air_Filter`, `Fuel_Filter`, `Water_Seperator`, `Cabin_Air_Filter`, `Wiper_Blade`, `Grease_Service`, `Comments`) VALUES </text:p>
      <text:p text:style-name="Standard">('CHEVROLET',<text:tab/>'2009',<text:tab/>'SILVERADO'<text:tab/>,'3500'<text:tab/>,'DIESEL'<text:tab/>,'11'<text:tab/>,'1GCJK83699F125473'<text:tab/>,'6.6L'<text:tab/>,'',<text:tab/>'15W 40',<text:tab/>'10 QTS'<text:tab/>,'HP5399, M1-303A, POF5399'<text:tab/>,'PAF5638'<text:tab/>,'LFF6012, ',<text:tab/>'',<text:tab/>''<text:tab/>,'',<text:tab/>''<text:tab/>,''),</text:p>
      <text:p text:style-name="Standard">('RAM',<text:tab/>'2019'<text:tab/>,'TRADESMAN',<text:tab/>'3500'<text:tab/>,'DIESEL',<text:tab/>'30'<text:tab/>,'3C7WRTCL4KG693339'<text:tab/>,'6.7L','',<text:tab/>'15W 40',<text:tab/>'12 QTS',<text:tab/>'',''<text:tab/>,''<text:tab/>,''<text:tab/>,''<text:tab/>,''<text:tab/>,''<text:tab/>,''),</text:p>
      <text:p text:style-name="Standard">('RAM','2021',<text:tab/>'TRADESMAN',<text:tab/>'3500',<text:tab/>'DIESEL'<text:tab/>,'33',<text:tab/>'3C7WRTCL8MG541437','6.7L',<text:tab/>''<text:tab/>,'15W 40',<text:tab/>'12 QTS',<text:tab/>''<text:tab/>,'',<text:tab/>''<text:tab/>,''<text:tab/>,'',<text:tab/>''<text:tab/>,''<text:tab/>,''),</text:p>
      <text:p text:style-name="Standard">('CHEVROLET',<text:tab/>'2019'<text:tab/>,'EXPRESS',<text:tab/>'2500'<text:tab/>,'GAS'<text:tab/>,'1'<text:tab/>,'1GCWGAFP3K1364801',<text:tab/>'4.3L'<text:tab/>,'7500'<text:tab/>,'5W-30 CON',<text:tab/>'6 QTS'<text:tab/>,''<text:tab/>,''<text:tab/>,'',<text:tab/>''<text:tab/>,'',<text:tab/>''<text:tab/>,'',<text:tab/>''),</text:p>
      <text:p text:style-name="Standard">('CHEVROLET'<text:tab/>,'2019',<text:tab/>'EXPRESS',<text:tab/>'2500'<text:tab/>,'GAS',<text:tab/>'2'<text:tab/>,'K1365438','4.3L'<text:tab/>,'7500'<text:tab/>,'5W-30 CON',<text:tab/>'6 QTS',<text:tab/>'',<text:tab/>''<text:tab/>,''<text:tab/>,'',<text:tab/>''<text:tab/>,''<text:tab/>,''<text:tab/>,''),</text:p>
      <text:p text:style-name="Standard">('CHEVROLET'<text:tab/>,'2019'<text:tab/>,'EXPRESS'<text:tab/>,'2500'<text:tab/>,'GAS',<text:tab/>'3','1GCWGAFP5K1362578'<text:tab/>,'4.3L'<text:tab/>,'7500'<text:tab/>,'5W-30 CON'<text:tab/>,'6 QTS',<text:tab/>''<text:tab/>,'',<text:tab/>'',<text:tab/>''<text:tab/>,'',<text:tab/>'',<text:tab/>'',<text:tab/>''),</text:p>
      <text:p text:style-name="Standard">('CHEVROLET',<text:tab/>'20118',<text:tab/>'EXPRESS',<text:tab/>'2500',<text:tab/>'GAS',<text:tab/>'4'<text:tab/>,'1GCWGAFP6K1141183',<text:tab/>'4.3L'<text:tab/>,'7500'<text:tab/>,'5W-30 CON'<text:tab/>,'6 QTS'<text:tab/>,''<text:tab/>,''<text:tab/>,''<text:tab/>,''<text:tab/>,'',<text:tab/>'',<text:tab/>'',<text:tab/>''),</text:p>
      <text:p text:style-name="Standard">('chevrolet '<text:tab/>,'2020'<text:tab/>,'sonic'<text:tab/>,''<text:tab/>,'GAS',<text:tab/>''<text:tab/>,'1G1JG6SBGL4120120'<text:tab/>,'1.4L',<text:tab/>'7500',<text:tab/>'5W-30 CON'<text:tab/>,'4.2 QTS'<text:tab/>,'HP5839',<text:tab/>'',<text:tab/>''<text:tab/>,'',<text:tab/>'',<text:tab/>''<text:tab/>,''<text:tab/>,''),</text:p>
      <text:p text:style-name="Standard">('chevrolet '<text:tab/>,'2020'<text:tab/>,'sonic',<text:tab/>''<text:tab/>,'GAS',<text:tab/>'',<text:tab/>'1G1JG6SB9L4128941'<text:tab/>,'1.4L',<text:tab/>'7500',<text:tab/>'5W-30 CON'<text:tab/>,'4.2 QTS',<text:tab/>'HP5839'<text:tab/>,'',<text:tab/>''<text:tab/>,''<text:tab/>,''<text:tab/>,''<text:tab/>,'',<text:tab/>''),</text:p>
      <text:p text:style-name="Standard">('chevrolet '<text:tab/>,'2020','Colorado ',<text:tab/>''<text:tab/>,'GAS'<text:tab/>,'',<text:tab/>'1GCHSBEA4L1202705'<text:tab/>,'2.5L',<text:tab/>'7500',<text:tab/>'5W-30 CON'<text:tab/>,'6 QTS'<text:tab/>,'M1-113A'<text:tab/>,''<text:tab/>,''<text:tab/>,''<text:tab/>,''<text:tab/>,''<text:tab/>,'',<text:tab/>''),</text:p>
      <text:p text:style-name="Standard">('chevrolet '<text:tab/>,'2020',<text:tab/>'sonic',<text:tab/>'',<text:tab/>'GAS'<text:tab/>,''<text:tab/>,'',<text:tab/>'1.4L',<text:tab/>'7500'<text:tab/>,'5W-30 CON',<text:tab/>'4.2 QTS'<text:tab/>,'HP5839',<text:tab/>''<text:tab/>,'',<text:tab/>''<text:tab/>,'',''<text:tab/>,'',<text:tab/>''),</text:p>
      <text:p text:style-name="Standard">('chevrolet '<text:tab/>,'2020','sonic'<text:tab/>,''<text:tab/>,'GAS'<text:tab/>,''<text:tab/>,''<text:tab/>,'1.4L',<text:tab/>'7500',<text:tab/>'5W-30 CON'<text:tab/>,'4.2 QTS',<text:tab/>'HP5839'<text:tab/>,''<text:tab/>,''<text:tab/>,''<text:tab/>,'',<text:tab/>'',<text:tab/>''<text:tab/>,''),</text:p>
      <text:p text:style-name="Standard">('chevrolet '<text:tab/>,'2020'<text:tab/>,'sonic'<text:tab/>,'',<text:tab/>'GAS',<text:tab/>'',<text:tab/>'',<text:tab/>'1.4L',<text:tab/>'7500'<text:tab/>,'5W-30 CON',<text:tab/>'4.2 QTS','HP5839'<text:tab/>,'',<text:tab/>'',<text:tab/>''<text:tab/>,''<text:tab/>,''<text:tab/>,'',<text:tab/>''),</text:p>
      <text:p text:style-name="Standard">('chevrolet ',<text:tab/>'2021'<text:tab/>,'Colorado',<text:tab/>''<text:tab/>,'GAS',<text:tab/>''<text:tab/>,'',<text:tab/>'2.5L',<text:tab/>'7500',<text:tab/>'5W-30 CON',<text:tab/>'6 QTS',<text:tab/>'M1-113A',<text:tab/>''<text:tab/>,''<text:tab/>,''<text:tab/>,''<text:tab/>,'',<text:tab/>''<text:tab/>,''),</text:p>
      <text:p text:style-name="Standard">('chevrolet '<text:tab/>,'2020',<text:tab/>'sonic',<text:tab/>''<text:tab/>,'GAS',<text:tab/>'',<text:tab/>''<text:tab/>,'1.4L',<text:tab/>'7500',<text:tab/>'5W-30 CON'<text:tab/>,'4.2 QTS'<text:tab/>,'HP5839'<text:tab/>,'',<text:tab/>''<text:tab/>,''<text:tab/>,'',<text:tab/>''<text:tab/>,''<text:tab/>,''),</text:p>
      <text:p text:style-name="Standard">('CHEVROLET',<text:tab/>'2018',<text:tab/>'COLORADO ',<text:tab/>''<text:tab/>,'GAS '<text:tab/>,'',<text:tab/>''<text:tab/>,'2.5L '<text:tab/>,'7500',<text:tab/>'5W-30 CON',<text:tab/>'6 QTS'<text:tab/>,'M1-113A'<text:tab/>,'',<text:tab/>''<text:tab/>,''<text:tab/>,''<text:tab/>,''<text:tab/>,'',<text:tab/>''),</text:p>
      <text:p text:style-name="Standard">('FORD '<text:tab/>,'2017',<text:tab/>'FSERIES',<text:tab/>'F350',<text:tab/>'DIESEL',''<text:tab/>,'',<text:tab/>'6.7l',<text:tab/>''<text:tab/>,'15W 40',<text:tab/>'14 QTS ',<text:tab/>'HP6128',<text:tab/>'',<text:tab/>'FD46241',<text:tab/>''<text:tab/>,'C38214',<text:tab/>'',<text:tab/>'',<text:tab/>''),</text:p>
      <text:p text:style-name="Standard">('HYUNDAI',<text:tab/>'2009'<text:tab/>,'ELANTRA ',<text:tab/>'TOURING '<text:tab/>,'GAS'<text:tab/>,''<text:tab/>,''<text:tab/>,'2.0L'<text:tab/>,''<text:tab/>,'5W-20 SYN'<text:tab/>,'4.2'<text:tab/>,'M1-104A',<text:tab/>'AF5779',<text:tab/>''<text:tab/>,''<text:tab/>,'CAF1846P',<text:tab/>'',<text:tab/>'',<text:tab/>''),</text:p>
      <text:p text:style-name="Standard">('FORD','2018'<text:tab/>,'FSERIES ',<text:tab/>'F150','GAS '<text:tab/>,'',<text:tab/>''<text:tab/>,'5.0L ',<text:tab/>''<text:tab/>,'5W-20'<text:tab/>,'8.7 QTS '<text:tab/>,'',<text:tab/>'',<text:tab/>''<text:tab/>,'',<text:tab/>''<text:tab/>,''<text:tab/>,''<text:tab/>,''),</text:p>
      <text:p text:style-name="Standard">('FORD'<text:tab/>,'2018'<text:tab/>,'FSERIES '<text:tab/>,'F150',<text:tab/>'GAS '<text:tab/>,''<text:tab/>,''<text:tab/>,'5.0L ',<text:tab/>''<text:tab/>,'5W-20',<text:tab/>'8.7QTS ',<text:tab/>'',<text:tab/>'',<text:tab/>'',<text:tab/>''<text:tab/>,'',<text:tab/>''<text:tab/>,'',''),</text:p>
      <text:p text:style-name="Standard">('FORD',<text:tab/>'2015',<text:tab/>'FSERIES '<text:tab/>,'F150'<text:tab/>,'GAS '<text:tab/>,'',<text:tab/>''<text:tab/>,'2.7L'<text:tab/>,''<text:tab/>,'5W-20'<text:tab/>,'6 QTS ',<text:tab/>'',''<text:tab/>,''<text:tab/>,'',<text:tab/>'',<text:tab/>''<text:tab/>,'',<text:tab/>''),</text:p>
      <text:p text:style-name="Standard"><text:soft-page-break/>('CHEVROLET ',<text:tab/>'2016'<text:tab/>,'SILVERADO ',<text:tab/>'1500'<text:tab/>,'GAS'<text:tab/>,'32',<text:tab/>'1GCNCNEH7GZ231475'<text:tab/>,'4.3L',<text:tab/>''<text:tab/>,'5W-30 CON',<text:tab/>'6 QTS'<text:tab/>,''<text:tab/>,'',<text:tab/>'',<text:tab/>''<text:tab/>,'',<text:tab/>'',<text:tab/>''<text:tab/>,''),</text:p>
      <text:p text:style-name="Standard">('FORD'<text:tab/>,'2012',<text:tab/>'FSERIES ',<text:tab/>'F650'<text:tab/>,'GAS'<text:tab/>,'',<text:tab/>''<text:tab/>,''<text:tab/>,''<text:tab/>,'',<text:tab/>''<text:tab/>,'',<text:tab/>'',<text:tab/>'',<text:tab/>''<text:tab/>,''<text:tab/>,'',<text:tab/>'',<text:tab/>''),</text:p>
      <text:p text:style-name="Standard">('FORD',<text:tab/>'2015'<text:tab/>,'FSERIES ',<text:tab/>'F650'<text:tab/>,'GAS'<text:tab/>,''<text:tab/>,'',<text:tab/>'',<text:tab/>''<text:tab/>,''<text:tab/>,'',''<text:tab/>,''<text:tab/>,''<text:tab/>,'',''<text:tab/>,''<text:tab/>,''<text:tab/>,''),</text:p>
      <text:p text:style-name="Standard">('JEEP',<text:tab/>'2013'<text:tab/>,'WRANGLER'<text:tab/>,''<text:tab/>,'GAS',<text:tab/>'',<text:tab/>'',<text:tab/>''<text:tab/>,''<text:tab/>,''<text:tab/>,'',<text:tab/>''<text:tab/>,''<text:tab/>,''<text:tab/>,''<text:tab/>,''<text:tab/>,'',<text:tab/>'',<text:tab/>''),</text:p>
      <text:p text:style-name="Standard">('FORD ',<text:tab/>'2013'<text:tab/>,'FLEX'<text:tab/>,''<text:tab/>,'GAS'<text:tab/>,''<text:tab/>,''<text:tab/>,''<text:tab/>,'',<text:tab/>'',<text:tab/>''<text:tab/>,''<text:tab/>,'',<text:tab/>'',<text:tab/>'',<text:tab/>'',<text:tab/>'',<text:tab/>'',<text:tab/>''),</text:p>
      <text:p text:style-name="Standard">('SPIDER ',<text:tab/>'2019'<text:tab/>,'ABARTH'<text:tab/>,''<text:tab/>,'GAS'<text:tab/>,''<text:tab/>,''<text:tab/>,''<text:tab/>,'',<text:tab/>'',<text:tab/>'',<text:tab/>''<text:tab/>,'',<text:tab/>'',<text:tab/>'',<text:tab/>'',<text:tab/>'',<text:tab/>''<text:tab/>,''),</text:p>
      <text:p text:style-name="Standard">('DODGE ',<text:tab/>'2017',<text:tab/>'RAM',<text:tab/>'1500',<text:tab/>'GAS'<text:tab/>,'',<text:tab/>'',<text:tab/>'5.7L',<text:tab/>''<text:tab/>,'',<text:tab/>'',<text:tab/>''<text:tab/>,''<text:tab/>,''<text:tab/>,''<text:tab/>,'',<text:tab/>'',<text:tab/>''<text:tab/>,''),</text:p>
      <text:p text:style-name="Standard">('JEEP'<text:tab/>,''<text:tab/>,'',<text:tab/>'',<text:tab/>'GAS'<text:tab/>,''<text:tab/>,''<text:tab/>,'',<text:tab/>'',<text:tab/>'',<text:tab/>''<text:tab/>,''<text:tab/>,''<text:tab/>,''<text:tab/>,''<text:tab/>,'',<text:tab/>'',<text:tab/>''<text:tab/>,''),</text:p>
      <text:p text:style-name="Standard">('JEEP',<text:tab/>'',<text:tab/>''<text:tab/>,''<text:tab/>,'GAS'<text:tab/>,'',<text:tab/>'',<text:tab/>''<text:tab/>,'',<text:tab/>'',<text:tab/>'',<text:tab/>''<text:tab/>,''<text:tab/>,''<text:tab/>,''<text:tab/>,''<text:tab/>,''<text:tab/>,'',<text:tab/>''),</text:p>
      <text:p text:style-name="Standard">('FORD ',<text:tab/>'2004'<text:tab/>,'FSERIES'<text:tab/>,'F150',<text:tab/>'GAS'<text:tab/>,''<text:tab/>,''<text:tab/>,''<text:tab/>,''<text:tab/>,'5W-20 BLEND',<text:tab/>'6 QTS ',<text:tab/>'MO4651, MO241, M1-209A',<text:tab/>'',<text:tab/>''<text:tab/>,'',<text:tab/>''<text:tab/>,''<text:tab/>,''<text:tab/>,''),</text:p>
      <text:p text:style-name="Standard">('FORD '<text:tab/>,'2016'<text:tab/>,'TRANSIT ',<text:tab/>''<text:tab/>,'GAS'<text:tab/>,'',<text:tab/>''<text:tab/>,'3.5 L TT',<text:tab/>''<text:tab/>,'5W-20 SYN*',<text:tab/>'6 QTS '<text:tab/>,'M1-212A',<text:tab/>''<text:tab/>,''<text:tab/>,'','',''<text:tab/>,''<text:tab/>,''),</text:p>
      <text:p text:style-name="Standard">('CHEVROLET'<text:tab/>,'2010',<text:tab/>'SILVERADO '<text:tab/>,'2500',<text:tab/>'GAS'<text:tab/>,''<text:tab/>,''<text:tab/>,''<text:tab/>,'',<text:tab/>'5W-30 CON'<text:tab/>,'6 QTS '<text:tab/>,'M1-113A',<text:tab/>''<text:tab/>,''<text:tab/>,''<text:tab/>,''<text:tab/>,'',''<text:tab/>,''),</text:p>
      <text:p text:style-name="Standard">('CHEVROLET'<text:tab/>,'2011',<text:tab/>'SILVERADO '<text:tab/>,'2500'<text:tab/>,'GAS'<text:tab/>,''<text:tab/>,''<text:tab/>,'',<text:tab/>''<text:tab/>,'5W-30 CON',<text:tab/>'6 QTS ',<text:tab/>'M1-113A',<text:tab/>'',<text:tab/>'',<text:tab/>''<text:tab/>,'',<text:tab/>''<text:tab/>,''<text:tab/>,''),</text:p>
      <text:p text:style-name="Standard">('GENERATOR ',<text:tab/>''<text:tab/>,''<text:tab/>,'',<text:tab/>''<text:tab/>,''<text:tab/>,'',''<text:tab/>,'','10W-30 SE AMS',<text:tab/>''<text:tab/>,''<text:tab/>,''<text:tab/>,'',<text:tab/>'',<text:tab/>''<text:tab/>,''<text:tab/>,'',<text:tab/>''),</text:p>
      <text:p text:style-name="Standard">('COMPRESSOR '<text:tab/>,''<text:tab/>,'',''<text:tab/>,''<text:tab/>,''<text:tab/>,'',<text:tab/>'',<text:tab/>'',<text:tab/>'AMS COMPRESSOR',<text:tab/>''<text:tab/>,''<text:tab/>,'',<text:tab/>'',<text:tab/>'',<text:tab/>'',<text:tab/>''<text:tab/>,'',<text:tab/>''),</text:p>
      <text:p text:style-name="Standard">('ACURA ',<text:tab/>'2002',<text:tab/>'MDX',<text:tab/>''<text:tab/>,'GAS'<text:tab/>,'',<text:tab/>''<text:tab/>,''<text:tab/>,'','SYN',<text:tab/>'',<text:tab/>''<text:tab/>,''<text:tab/>,'',<text:tab/>'',<text:tab/>'',<text:tab/>''<text:tab/>,'',<text:tab/>''),</text:p>
      <text:p text:style-name="Standard">('DODGE '<text:tab/>,'2021'<text:tab/>,'RAM'<text:tab/>,'2500',<text:tab/>'GAS'<text:tab/>,''<text:tab/>,'',<text:tab/>''<text:tab/>,''<text:tab/>,'BLEND',<text:tab/>''<text:tab/>,''<text:tab/>,''<text:tab/>,'',<text:tab/>''<text:tab/>,'',<text:tab/>'',<text:tab/>''<text:tab/>,''),</text:p>
      <text:p text:style-name="Standard">('FORD'<text:tab/>,'2016'<text:tab/>,'FSERIES ',<text:tab/>'F350',<text:tab/>''<text:tab/>,''<text:tab/>,'',<text:tab/>'',<text:tab/>''<text:tab/>,'',<text:tab/>''<text:tab/>,''<text:tab/>,'',<text:tab/>''<text:tab/>,'',''<text:tab/>,'',''<text:tab/>,''),</text:p>
      <text:p text:style-name="Standard">('DODGE ',<text:tab/>'2016',<text:tab/>'JOURNEY ',<text:tab/>''<text:tab/>,'',<text:tab/>''<text:tab/>,''<text:tab/>,''<text:tab/>,''<text:tab/>,''<text:tab/>,''<text:tab/>,''<text:tab/>,''<text:tab/>,''<text:tab/>,''<text:tab/>,''<text:tab/>,'',<text:tab/>''<text:tab/>,''),</text:p>
      <text:p text:style-name="Standard">('DODGE ',<text:tab/>'2017',<text:tab/>'RAM',<text:tab/>'1500',<text:tab/>'',<text:tab/>''<text:tab/>,'',<text:tab/>''<text:tab/>,''<text:tab/>,'',<text:tab/>'',<text:tab/>''<text:tab/>,''<text:tab/>,''<text:tab/>,''<text:tab/>,''<text:tab/>,''<text:tab/>,'',<text:tab/>''),</text:p>
      <text:p text:style-name="Standard">('CHEVROLET '<text:tab/>,'2009'<text:tab/>,'HHR '<text:tab/>,''<text:tab/>,''<text:tab/>,'',<text:tab/>''<text:tab/>,'2.2 L ',<text:tab/>''<text:tab/>,''<text:tab/>,''<text:tab/>,''<text:tab/>,'',<text:tab/>'',<text:tab/>'',<text:tab/>'',<text:tab/>''<text:tab/>,'',<text:tab/>''),</text:p>
      <text:p text:style-name="Standard">('FORD ',<text:tab/>'2017'<text:tab/>,'FSERIES ',<text:tab/>'F350'<text:tab/>,'DIESEL'<text:tab/>,''<text:tab/>,''<text:tab/>,'6.7lL '<text:tab/>,''<text:tab/>,'MOTOCRAFT SYN'<text:tab/>,'',<text:tab/>'','',<text:tab/>'',<text:tab/>'',<text:tab/>'',<text:tab/>'',<text:tab/>''<text:tab/>,''),</text:p>
      <text:p text:style-name="Standard">('MAZDA '<text:tab/>,'2020',<text:tab/>'CX-9'<text:tab/>,''<text:tab/>,'GAS',<text:tab/>''<text:tab/>,'',<text:tab/>''<text:tab/>,'',<text:tab/>'FULL SYN',<text:tab/>''<text:tab/>,''<text:tab/>,'',<text:tab/>''<text:tab/>,'',<text:tab/>'',<text:tab/>''<text:tab/>,'',<text:tab/>''),</text:p>
      <text:p text:style-name="Standard"><text:soft-page-break/>('FORD '<text:tab/>,'2016'<text:tab/>,'FOCUS '<text:tab/>,''<text:tab/>,'GAS',<text:tab/>''<text:tab/>,''<text:tab/>,'',<text:tab/>''<text:tab/>,'SYN BLEND',<text:tab/>'',<text:tab/>'',<text:tab/>''<text:tab/>,'',<text:tab/>''<text:tab/>,'',<text:tab/>''<text:tab/>,''<text:tab/>,''),</text:p>
      <text:p text:style-name="Standard">('VW'<text:tab/>,'2013'<text:tab/>,'PASSAT ',<text:tab/>''<text:tab/>,'GAS'<text:tab/>,''<text:tab/>,''<text:tab/>,'',<text:tab/>''<text:tab/>,'SYN BLEND'<text:tab/>,''<text:tab/>,''<text:tab/>,''<text:tab/>,''<text:tab/>,''<text:tab/>,'',<text:tab/>'',<text:tab/>''<text:tab/>,''),</text:p>
      <text:p text:style-name="Standard">('FORD '<text:tab/>,'2019',<text:tab/>'FSERIES '<text:tab/>,'F350',<text:tab/>'DIESEL ',<text:tab/>'',<text:tab/>''<text:tab/>,'6.7L',<text:tab/>''<text:tab/>,'10W-30',<text:tab/>'13 QTS ',<text:tab/>'M1-405A',<text:tab/>'FA1927',<text:tab/>'FD46241',<text:tab/>'',<text:tab/>'CA38214'<text:tab/>,''<text:tab/>,''<text:tab/>,''),</text:p>
      <text:p text:style-name="Standard">('POLARIS '<text:tab/>,'2019'<text:tab/>,'RAZOR ',<text:tab/>'XP4 TURBO ',<text:tab/>'GAS'<text:tab/>,'',<text:tab/>'',<text:tab/>''<text:tab/>,''<text:tab/>,'',<text:tab/>''<text:tab/>,'',<text:tab/>''<text:tab/>,''<text:tab/>,'',<text:tab/>'',<text:tab/>'',<text:tab/>''<text:tab/>,''),</text:p>
      <text:p text:style-name="Standard">('CAN AM ',<text:tab/>'2019',<text:tab/>'MAVERICK '<text:tab/>,'MAX'<text:tab/>,'GAS ',<text:tab/>'',<text:tab/>''<text:tab/>,''<text:tab/>,'',<text:tab/>'SYNTHETIC',<text:tab/>'',<text:tab/>''<text:tab/>,''<text:tab/>,''<text:tab/>,''<text:tab/>,'',<text:tab/>'',<text:tab/>''<text:tab/>,''),</text:p>
      <text:p text:style-name="Standard">('FORD '<text:tab/>,'2019'<text:tab/>,'FSERIES '<text:tab/>,'F350'<text:tab/>,'DIESEL '<text:tab/>,'',<text:tab/>''<text:tab/>,'6.7L '<text:tab/>,''<text:tab/>,'10W-30 SYNTHETIC'<text:tab/>,'13 QTS'<text:tab/>,'M1-405A'<text:tab/>,'FA1927'<text:tab/>,'FD46241'<text:tab/>,''<text:tab/>,'CA38214',''<text:tab/>,''<text:tab/>,''),</text:p>
      <text:p text:style-name="Standard">('FORD '<text:tab/>,'',<text:tab/>'FSERIES '<text:tab/>,'F150'<text:tab/>,'GAS '<text:tab/>,'',<text:tab/>'',<text:tab/>'',<text:tab/>'',<text:tab/>'',<text:tab/>''<text:tab/>,''<text:tab/>,''<text:tab/>,'',<text:tab/>'',<text:tab/>'','',<text:tab/>'',<text:tab/>''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11:00:07.259716453</meta:creation-date>
    <dc:date>2022-05-15T11:02:27.859872521</dc:date>
    <meta:editing-duration>PT2M21S</meta:editing-duration>
    <meta:editing-cycles>1</meta:editing-cycles>
    <meta:document-statistic meta:table-count="0" meta:image-count="0" meta:object-count="0" meta:page-count="3" meta:paragraph-count="52" meta:word-count="1107" meta:character-count="6440" meta:non-whitespace-character-count="5384"/>
    <meta:generator>LibreOffice/6.4.7.2$Linux_X86_64 LibreOffice_project/40$Build-2</meta:generator>
  </office:meta>
</office:document-meta>
</file>